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6581c" officeooo:paragraph-rsid="0016581c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16581c" officeooo:paragraph-rsid="0016581c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172cb1" officeooo:paragraph-rsid="00172cb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17d22a" officeooo:paragraph-rsid="00172cb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1a53f9" officeooo:paragraph-rsid="001a53f9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1baad4" officeooo:paragraph-rsid="001baad4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6581c" officeooo:paragraph-rsid="0016581c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72cb1" officeooo:paragraph-rsid="00172cb1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paragraph-rsid="001baad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7d22a"/>
    </style:style>
    <style:style style:name="T3" style:family="text">
      <style:text-properties fo:font-weight="bold" officeooo:rsid="0017d22a" style:font-weight-asian="bold" style:font-weight-complex="bold"/>
    </style:style>
    <style:style style:name="T4" style:family="text">
      <style:text-properties officeooo:rsid="0018e233"/>
    </style:style>
    <style:style style:name="T5" style:family="text">
      <style:text-properties officeooo:rsid="001d79c0"/>
    </style:style>
    <style:style style:name="T6" style:family="text">
      <style:text-properties fo:font-size="14pt" fo:font-weight="normal" officeooo:rsid="001baad4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1f1d4b" style:font-size-asian="12.25pt" style:font-weight-asian="normal" style:font-size-complex="14pt" style:font-weight-complex="normal"/>
    </style:style>
    <style:style style:name="T8" style:family="text">
      <style:text-properties fo:font-size="14pt" fo:font-weight="normal" officeooo:rsid="001f5898" style:font-size-asian="12.25pt" style:font-weight-asian="normal" style:font-size-complex="14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I-FRONT</text:p>
      <text:p text:style-name="P2"/>
      <text:p text:style-name="P7">Rôle : <text:span text:style-name="T1">interface entre l’utilisateur et l’application.</text:span></text:p>
      <text:p text:style-name="P2"/>
      <text:p text:style-name="P8"/>
      <text:p text:style-name="P8">/login</text:p>
      <text:p text:style-name="P8"/>
      <text:p text:style-name="P3">- Pour accéder aux différentes pages, l’utilisateur devra être connecté. Sinon redirection vers /login.</text:p>
      <text:p text:style-name="P3"/>
      <text:p text:style-name="P3">- L’utilisateur pourra s’enregistrer ou bien se connecter. Dans un premier temps, le système d’authentification est géré par Django. Dans un second temps, il est prévu d’installer Oauth.</text:p>
      <text:p text:style-name="P3"/>
      <text:p text:style-name="P3">- L’utilisateur devra s’enregistrer avec son email. Impossible d’avoir deux utilisateurs avec le même email et la syntaxe de l’email est vérifié.</text:p>
      <text:p text:style-name="P3"/>
      <text:p text:style-name="P3">- Après s’être enregistré, l’utilisateur est connecté et est redirigé vers la page d’accueil.</text:p>
      <text:p text:style-name="P3"/>
      <text:p text:style-name="P3">-Après s’être connecté, l’utilisateur est redirigé vers la page d’accueil.</text:p>
      <text:p text:style-name="P3"/>
      <text:p text:style-name="P3">-Par défaut, la redirection est vers la page d’accueil. Mais si l’utilisateur est arrivé à la page login par une redirection car il souhaitait aller à une autre page de l’application, après la connexion, la redirection finale se fera vers la page qui était initialement visée par l’utilisateur.</text:p>
      <text:p text:style-name="P3"/>
      <text:p text:style-name="P3"/>
      <text:p text:style-name="P8">/accueil</text:p>
      <text:p text:style-name="P8"/>
      <text:p text:style-name="P3">- Si l’utilisateur ne précise pas un chemin dans son url, il sera redirigé vers la page utilisateur.</text:p>
      <text:p text:style-name="P3"/>
      <text:p text:style-name="P3">- <text:span text:style-name="T2">Le bouton ‘user’ est un lien vers </text:span><text:span text:style-name="T3">/user</text:span><text:span text:style-name="T2"> et ‘logout’ nous déconnecte ce qui produit une redirection vers </text:span><text:span text:style-name="T3">/login</text:span></text:p>
      <text:p text:style-name="P4"/>
      <text:p text:style-name="P4">- <text:span text:style-name="T4">Nous pouvons effectuer une nouvelle recherche. ‘search’ doit respecter quelque règle de syntaxe. Les caractères autorisé sont les lettres, les chiffres, le tiret ’-’, les guillemets ,les parenthèses, la virgule et le point virgule.</text:span></text:p>
      <text:p text:style-name="P5">Dans les guillemets, il ne peut y avoir que des lettres, des chiffres, le tiret et l’espace.</text:p>
      <text:p text:style-name="P5">Les mots entre guillemets formeront un seul mot-clé.</text:p>
      <text:p text:style-name="P6">Les AND seront représentés par ‘,’ et les OR par ‘ ;’ . Il ne peut pas y avoir de mot clé vide.</text:p>
      <text:p text:style-name="P6">Il faut remplir year_begin et year_end avec year_begin &lt; = year_end</text:p>
      <text:p text:style-name="P6"><text:soft-page-break/>- <text:span text:style-name="T5">Nous pouvons avoir une estimation du nombre d’article brute avec le bouton ‘evaluate’.</text:span></text:p>
      <text:p text:style-name="P6">- <text:span text:style-name="T5">Pour lancer la recherche, on lance ‘research’. On obtient une fenêtre avec les détails de la recherche. On peut annuler ou confirmer.</text:span></text:p>
      <text:p text:style-name="P6"/>
      <text:p text:style-name="P9"><text:span text:style-name="T6">- </text:span><text:span text:style-name="T7">Pour les recherches dans l’historique, il faut des mots clé séparé par un espace à ‘search’ de historical research. Les mots clés peuvent être simple ou composé entouré de guillemets. Chaque mot-clé sera utilisé dans la recherche. </text:span><text:span text:style-name="T8">Nous pouvons choisir le type de tri des résultats</text:span></text:p>
      <text:p text:style-name="P4"/>
      <text:p text:style-name="P4"/>
      <text:p text:style-name="P2"/>
      <text:p text:style-name="P2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7:52:10.131328527</meta:creation-date>
    <meta:generator>LibreOffice/6.4.7.2$Linux_X86_64 LibreOffice_project/40$Build-2</meta:generator>
    <dc:date>2022-04-26T19:55:21.438533661</dc:date>
    <meta:editing-duration>PT1H12M41S</meta:editing-duration>
    <meta:editing-cycles>9</meta:editing-cycles>
    <meta:document-statistic meta:table-count="0" meta:image-count="0" meta:object-count="0" meta:page-count="2" meta:paragraph-count="20" meta:word-count="362" meta:character-count="2227" meta:non-whitespace-character-count="1885"/>
  </office:meta>
</office:document-meta>
</file>